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rsid="000bdc4f" officeooo:paragraph-rsid="00124173" style:font-size-asian="24pt" style:font-size-complex="24pt"/>
    </style:style>
    <style:style style:name="P2" style:family="paragraph" style:parent-style-name="Text_20_body">
      <style:text-properties officeooo:rsid="000bdc4f" officeooo:paragraph-rsid="0010a0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nombres</text:p>
      <text:p text:style-name="P2"/>
      <text:p text:style-name="Text_20_body">Les nombres : {#each nombres as n}{n} {/each} 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4-26T19:37:31.317919596</dc:date>
    <meta:editing-duration>PT3M46S</meta:editing-duration>
    <meta:editing-cycles>8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" meta:word-count="12" meta:character-count="64" meta:non-whitespace-character-count="54"/>
  </office:meta>
</office:document-meta>
</file>